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 svg:font-family="'Open 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line-height="160%" fo:text-align="justify" style:justify-single-word="false" fo:orphans="2" fo:widows="2" fo:text-indent="0cm" style:auto-text-indent="false" fo:padding="0cm" fo:border="none"/>
      <style:text-properties fo:font-variant="normal" fo:text-transform="none" fo:color="#363636" style:font-name="Open Sans" fo:font-size="12pt" fo:letter-spacing="normal" fo:font-style="normal" fo:font-weight="normal"/>
    </style:style>
    <style:style style:name="P2" style:family="paragraph" style:parent-style-name="Text_20_body">
      <style:paragraph-properties fo:margin-left="0cm" fo:margin-right="0cm" fo:margin-top="0cm" fo:margin-bottom="0cm" loext:contextual-spacing="false" fo:line-height="160%" fo:text-align="justify" style:justify-single-word="false" fo:orphans="2" fo:widows="2" fo:text-indent="0cm" style:auto-text-indent="false" fo:padding="0cm" fo:border="none"/>
    </style:style>
    <style:style style:name="P3" style:family="paragraph" style:parent-style-name="Heading_20_1">
      <style:text-properties fo:font-variant="normal" fo:text-transform="none" fo:color="#000000" style:font-name="Open Sans" fo:letter-spacing="0.053cm" fo:font-style="normal" fo:font-weight="normal"/>
    </style:style>
    <style:style style:name="P4" style:family="paragraph" style:parent-style-name="Heading_20_3">
      <style:text-properties fo:font-variant="normal" fo:text-transform="none" fo:color="#343434" style:font-name="Open Sans" fo:letter-spacing="0.053cm" fo:font-style="normal" fo:font-weight="bold"/>
    </style:style>
    <style:style style:name="P5" style:family="paragraph" style:parent-style-name="Heading_20_3">
      <style:paragraph-properties fo:margin-left="0cm" fo:margin-right="0cm" fo:margin-top="0cm" fo:margin-bottom="0cm" loext:contextual-spacing="false" fo:line-height="130%" fo:text-align="start" style:justify-single-word="false" fo:orphans="2" fo:widows="2" fo:text-indent="0cm" style:auto-text-indent="false" fo:padding="0cm" fo:border="none"/>
      <style:text-properties fo:font-variant="normal" fo:text-transform="none" fo:color="#343434" style:font-name="Open Sans" fo:letter-spacing="0.053cm" fo:font-style="normal" fo:font-weight="bold"/>
    </style:style>
    <style:style style:name="T1" style:family="text">
      <style:text-properties fo:font-variant="normal" fo:text-transform="none" fo:color="#363636" style:font-name="Open Sans" fo:font-size="12pt" fo:letter-spacing="normal" fo:font-style="normal" fo:font-weight="normal"/>
    </style:style>
    <style:style style:name="T2" style:family="text">
      <style:text-properties fo:font-variant="normal" fo:text-transform="none" fo:color="#36b7e1" style:text-line-through-style="none" style:text-line-through-type="none" style:font-name="Open Sans" fo:font-size="12pt" fo:letter-spacing="normal" fo:font-style="normal" style:text-underline-style="none" fo:font-weight="bold"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Animaux utilisés pour les vêtements</text:h>
      <text:p text:style-name="Standard"/>
      <text:p text:style-name="Standard"/>
      <text:p text:style-name="P1">Chaque année, des millions d’animaux sont tués pour l’industrie de l’habillement, tous au nom de la mode. Que les vêtements proviennent d’élevages d’animaux à fourrure en Chine, d’abattoirs en Inde, ou de l’Australie rurale, une souffrance incommensurable accompagne chaque veste garnie de fourrure, chaque ceinture en cuir et chaque pull en laine.</text:p>
      <text:p text:style-name="Text_20_body"><text:line-break/></text:p>
      <text:h text:style-name="P3" text:outline-level="1">Les animaux exploités pour la laine</text:h>
      <text:p text:style-name="Text_20_body"/>
      <text:p text:style-name="Text_20_body"/>
      <text:h text:style-name="P4" text:outline-level="3">Les animaux exploités pour la laine</text:h>
      <text:p text:style-name="P1">La plupart des gens ne se sont jamais demandé quelles étaient les conséquences que la fabrication de la laine pouvait avoir sur les animaux qui la produisent. Les moutons sont des individus paisibles qui, comme tous les animaux, ressentent la douleur, la peur et la solitude. Mais l’industrie lainière ne les traite pas autrement que comme des machines à produire de la laine à qui l’on accorde bien peu de respect et de compassion.</text:p>
      <text:h text:style-name="P5" text:outline-level="3">Une vie de misère</text:h>
      <text:p text:style-name="P1">Alors que les agneaux ne sont âgés que de quelques semaines, leurs oreilles sont perforées, certains d’entre eux ont leur queue coupée et les mâles sont castrés. Les éleveurs utilisent des élastiques ou des pinces pour couper ces parties du corps, la plupart du temps sans anesthésie.</text:p>
      <text:p text:style-name="P1">À travers le monde, des centaines de milliers d’agneaux meurent de froid ou de faim avant l’âge de 8 semaines et en France, 16 % des agneaux en moyenne n’atteignent pas l’âge adulte. Mais ceux qui survivent ne sont guère plus chanceux. De l’épreuve de la tonte à la chaleur des mois d’été durant lesquels <text:soft-page-break/>les moutons s’effondrent souvent d’épuisement à cause de la densité anormale de leur laine, ces animaux mènent des vies rudes et difficiles.</text:p>
      <text:h text:style-name="P5" text:outline-level="3">Une mutilation inutile</text:h>
      <text:p text:style-name="P2"><text:span text:style-name="T1">Plus choquante encore est </text:span><text:a xlink:type="simple" xlink:href="http://action.peta.org.uk/ea-action/action?ea.client.id=5&amp;ea.campaign.id=1253" text:style-name="Internet_20_link" text:visited-style-name="Visited_20_Internet_20_Link"><text:span text:style-name="Strong_20_Emphasis"><text:span text:style-name="T2">la pratique très répandue du « mulesing »</text:span></text:span></text:a><text:span text:style-name="T1"> en Australie, un des plus grands pays producteurs de laine au monde. Les éleveurs </text:span><text:a xlink:type="simple" xlink:href="https://www.youtube.com/watch?v=1htT1HnZ2mY" text:style-name="Internet_20_link" text:visited-style-name="Visited_20_Internet_20_Link"><text:span text:style-name="Strong_20_Emphasis"><text:span text:style-name="T2">mutilent les moutons</text:span></text:span></text:a><text:span text:style-name="T1"> en leur coupant de gros morceaux de peau et de chair. C’est une tentative peu judicieuse de contrôler les infestations de mouches (un problème de santé qui survient lorsque les mouches pondent des œufs dans la peau des moutons). Mais contrairement à des alternatives humaines, cet horrible procédé se révèle parfaitement inefficace car beaucoup de moutons victimes de « mulesing » meurent malgré tout d’une infection ou des suites d’une infestation de mouches.</text:span></text:p>
      <text:h text:style-name="P5" text:outline-level="3">Plus qu’un rasage de près</text:h>
      <text:p text:style-name="P1">Le processus de la tonte est généralement une expérience violente et terrifiante pour les moutons à travers le monde. Les travailleurs sont généralement payés au volume, et non à l’heure, ce qui les encourage à travailler le plus rapidement possible – ils ne tondent pas moins de 200 moutons par jour – et conduit à une manipulation sans ménagement ainsi qu’à des blessures très fréquentes chez les animaux. Les moutons sont souvent privés de nourriture et d’eau pendant 24 heures avant d’être tondus, afin qu’ils opposent le moins de résistance possible.</text:p>
      <text:p text:style-name="P2"><text:a xlink:type="simple" xlink:href="http://action.petafrance.com/ea-action/action?ea.client.id=45&amp;ea.campaign.id=25003" text:style-name="Internet_20_link" text:visited-style-name="Visited_20_Internet_20_Link"><text:span text:style-name="T2">En 2014, PETA États-Unis a infiltré des hangars de tonte à travers l’Australie et les États-Unis</text:span></text:a><text:span text:style-name="T1"> et a découvert des maltraitances abjectes envers les moutons. Les violences mises au jour faisaient état de travailleurs donnant des coups de pieds, des coups de poings et piétinant les moutons au niveau de la tête, les frappant au visage avec des tondeuses métalliques et laissant d’énormes entailles sur leurs corps lesquelles étaient ensuite recousues grossièrement avec une aiguille et du fil et sans anesthésie d’aucune sorte. Un tondeur a même tordu si violemment la tête d’un mouton qu’il lui a cassé le cou.</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 svg:font-family="'Open 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9T18:54:16.559276240</meta:creation-date>
    <dc:date>2019-03-09T18:57:58.747596249</dc:date>
    <meta:editing-duration>PT3M42S</meta:editing-duration>
    <meta:editing-cycles>1</meta:editing-cycles>
    <meta:document-statistic meta:table-count="0" meta:image-count="0" meta:object-count="0" meta:page-count="2" meta:paragraph-count="14" meta:word-count="570" meta:character-count="3477" meta:non-whitespace-character-count="2917"/>
    <meta:generator>LibreOffice/6.0.7.3$Linux_X86_64 LibreOffice_project/00m0$Build-3</meta:generator>
  </office:meta>
</office:document-meta>
</file>